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Mangal" svg:font-family="Mangal"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f04f" officeooo:paragraph-rsid="000ef04f"/>
    </style:style>
    <style:style style:name="P2" style:family="paragraph" style:parent-style-name="Standard">
      <style:text-properties officeooo:rsid="0010ec49" officeooo:paragraph-rsid="0010ec49"/>
    </style:style>
    <style:style style:name="P3" style:family="paragraph" style:parent-style-name="Standard">
      <style:text-properties officeooo:rsid="0010ec49" officeooo:paragraph-rsid="003c0da9"/>
    </style:style>
    <style:style style:name="P4" style:family="paragraph" style:parent-style-name="Standard">
      <style:text-properties officeooo:rsid="00129dcb" officeooo:paragraph-rsid="00129dcb"/>
    </style:style>
    <style:style style:name="P5" style:family="paragraph" style:parent-style-name="Standard">
      <style:text-properties officeooo:rsid="0012d462" officeooo:paragraph-rsid="0012d462"/>
    </style:style>
    <style:style style:name="P6" style:family="paragraph" style:parent-style-name="Standard">
      <style:text-properties officeooo:rsid="00161b9b" officeooo:paragraph-rsid="00161b9b"/>
    </style:style>
    <style:style style:name="P7" style:family="paragraph" style:parent-style-name="Standard">
      <style:text-properties officeooo:rsid="001721d3" officeooo:paragraph-rsid="001721d3"/>
    </style:style>
    <style:style style:name="P8" style:family="paragraph" style:parent-style-name="Standard">
      <style:text-properties officeooo:rsid="001b7eea" officeooo:paragraph-rsid="001b7eea"/>
    </style:style>
    <style:style style:name="P9" style:family="paragraph" style:parent-style-name="Standard">
      <style:text-properties officeooo:rsid="001c12f0" officeooo:paragraph-rsid="001c12f0"/>
    </style:style>
    <style:style style:name="P10" style:family="paragraph" style:parent-style-name="Standard">
      <style:text-properties officeooo:rsid="001f8021" officeooo:paragraph-rsid="001f8021"/>
    </style:style>
    <style:style style:name="P11" style:family="paragraph" style:parent-style-name="Standard">
      <style:text-properties officeooo:rsid="001f8021" officeooo:paragraph-rsid="002f4052"/>
    </style:style>
    <style:style style:name="P12" style:family="paragraph" style:parent-style-name="Standard">
      <style:text-properties officeooo:rsid="00209c63" officeooo:paragraph-rsid="00209c63"/>
    </style:style>
    <style:style style:name="P13" style:family="paragraph" style:parent-style-name="Standard">
      <style:text-properties officeooo:rsid="00364cd1" officeooo:paragraph-rsid="00364cd1"/>
    </style:style>
    <style:style style:name="P14" style:family="paragraph" style:parent-style-name="Standard">
      <style:text-properties officeooo:rsid="002f4052" officeooo:paragraph-rsid="002f4052"/>
    </style:style>
    <style:style style:name="P15" style:family="paragraph" style:parent-style-name="Standard">
      <style:text-properties officeooo:rsid="004dfac4" officeooo:paragraph-rsid="006a64b0"/>
    </style:style>
    <style:style style:name="P16" style:family="paragraph" style:parent-style-name="Standard">
      <style:text-properties officeooo:rsid="004dfac4" officeooo:paragraph-rsid="0072da71"/>
    </style:style>
    <style:style style:name="P17" style:family="paragraph" style:parent-style-name="Standard">
      <style:text-properties officeooo:rsid="0011450d" officeooo:paragraph-rsid="0011450d"/>
    </style:style>
    <style:style style:name="P18" style:family="paragraph" style:parent-style-name="Standard">
      <style:text-properties officeooo:rsid="004ecc4b" officeooo:paragraph-rsid="004ecc4b"/>
    </style:style>
    <style:style style:name="P19" style:family="paragraph" style:parent-style-name="Standard">
      <style:text-properties officeooo:rsid="0024da37" officeooo:paragraph-rsid="0024da37"/>
    </style:style>
    <style:style style:name="P20" style:family="paragraph" style:parent-style-name="Standard">
      <style:text-properties officeooo:rsid="0054afff" officeooo:paragraph-rsid="0054afff"/>
    </style:style>
    <style:style style:name="P21" style:family="paragraph" style:parent-style-name="Standard">
      <style:text-properties officeooo:rsid="00646e0a" officeooo:paragraph-rsid="0067a00d"/>
    </style:style>
    <style:style style:name="P22" style:family="paragraph" style:parent-style-name="Standard">
      <style:text-properties officeooo:rsid="004402ed" officeooo:paragraph-rsid="004402ed"/>
    </style:style>
    <style:style style:name="P23" style:family="paragraph" style:parent-style-name="Standard">
      <style:text-properties officeooo:rsid="006c9ca2" officeooo:paragraph-rsid="006c9ca2"/>
    </style:style>
    <style:style style:name="P24" style:family="paragraph" style:parent-style-name="Standard">
      <style:text-properties officeooo:rsid="006cd066" officeooo:paragraph-rsid="006cd066"/>
    </style:style>
    <style:style style:name="P25" style:family="paragraph" style:parent-style-name="Standard">
      <style:text-properties fo:font-weight="bold" officeooo:rsid="0011450d" officeooo:paragraph-rsid="0011450d" style:font-weight-asian="bold" style:font-weight-complex="bold"/>
    </style:style>
    <style:style style:name="P26" style:family="paragraph" style:parent-style-name="Standard">
      <style:text-properties fo:font-weight="bold" officeooo:rsid="004ecc4b" officeooo:paragraph-rsid="004ecc4b" style:font-weight-asian="bold" style:font-weight-complex="bold"/>
    </style:style>
    <style:style style:name="P27" style:family="paragraph" style:parent-style-name="Standard">
      <style:text-properties officeooo:rsid="006b67bf" officeooo:paragraph-rsid="00646e0a"/>
    </style:style>
    <style:style style:name="P28" style:family="paragraph" style:parent-style-name="Standard">
      <style:text-properties officeooo:rsid="00850498" officeooo:paragraph-rsid="014aeee0"/>
    </style:style>
    <style:style style:name="P29" style:family="paragraph" style:parent-style-name="Standard">
      <style:text-properties officeooo:rsid="00299006" officeooo:paragraph-rsid="014aeee0"/>
    </style:style>
    <style:style style:name="P30" style:family="paragraph" style:parent-style-name="Standard">
      <style:text-properties officeooo:rsid="0021e47d" officeooo:paragraph-rsid="0021e47d"/>
    </style:style>
    <style:style style:name="P31" style:family="paragraph" style:parent-style-name="Standard">
      <style:text-properties officeooo:rsid="0021e47d" officeooo:paragraph-rsid="00b0c072"/>
    </style:style>
    <style:style style:name="P32" style:family="paragraph" style:parent-style-name="Standard">
      <style:text-properties officeooo:rsid="0021e47d" officeooo:paragraph-rsid="00c40aa2"/>
    </style:style>
    <style:style style:name="P33" style:family="paragraph" style:parent-style-name="Standard">
      <style:text-properties officeooo:rsid="00ae04ca" officeooo:paragraph-rsid="00ae04ca"/>
    </style:style>
    <style:style style:name="P34" style:family="paragraph" style:parent-style-name="Standard">
      <style:text-properties officeooo:rsid="00209c63" officeooo:paragraph-rsid="00209c63"/>
    </style:style>
    <style:style style:name="P35" style:family="paragraph" style:parent-style-name="Standard">
      <style:text-properties officeooo:rsid="0024da37" officeooo:paragraph-rsid="0024da37"/>
    </style:style>
    <style:style style:name="P36" style:family="paragraph" style:parent-style-name="Standard">
      <style:text-properties officeooo:rsid="0024da37" officeooo:paragraph-rsid="013fa5a6"/>
    </style:style>
    <style:style style:name="P37" style:family="paragraph" style:parent-style-name="Standard">
      <style:text-properties officeooo:rsid="0024da37" officeooo:paragraph-rsid="014aeee0"/>
    </style:style>
    <style:style style:name="P38" style:family="paragraph" style:parent-style-name="Standard">
      <style:text-properties fo:font-weight="bold" officeooo:rsid="00d4d7e4" officeooo:paragraph-rsid="00d4d7e4" style:font-weight-asian="bold" style:font-weight-complex="bold"/>
    </style:style>
    <style:style style:name="P39" style:family="paragraph" style:parent-style-name="Standard">
      <style:text-properties fo:font-weight="bold" officeooo:rsid="00dec6a2" officeooo:paragraph-rsid="00dec6a2" style:font-weight-asian="bold" style:font-weight-complex="bold"/>
    </style:style>
    <style:style style:name="P40" style:family="paragraph" style:parent-style-name="Standard">
      <style:text-properties fo:font-weight="bold" officeooo:rsid="00e10978" officeooo:paragraph-rsid="00e10978" style:font-weight-asian="bold" style:font-weight-complex="bold"/>
    </style:style>
    <style:style style:name="P41" style:family="paragraph" style:parent-style-name="Standard">
      <style:text-properties fo:font-weight="bold" officeooo:rsid="00e8b9ba" officeooo:paragraph-rsid="00e8b9ba" style:font-weight-asian="bold" style:font-weight-complex="bold"/>
    </style:style>
    <style:style style:name="P42" style:family="paragraph" style:parent-style-name="Standard">
      <style:text-properties fo:font-weight="bold" officeooo:rsid="00e849c7" officeooo:paragraph-rsid="00e849c7" style:font-weight-asian="bold" style:font-weight-complex="bold"/>
    </style:style>
    <style:style style:name="P43" style:family="paragraph" style:parent-style-name="Standard">
      <style:text-properties fo:font-weight="bold" officeooo:rsid="00ea9568" officeooo:paragraph-rsid="013671d1" style:font-weight-asian="bold" style:font-weight-complex="bold"/>
    </style:style>
    <style:style style:name="P44" style:family="paragraph" style:parent-style-name="Standard">
      <style:text-properties fo:font-weight="bold" officeooo:rsid="012d7c9d" officeooo:paragraph-rsid="012d7c9d" style:font-weight-asian="bold" style:font-weight-complex="bold"/>
    </style:style>
    <style:style style:name="P45" style:family="paragraph" style:parent-style-name="Standard">
      <style:text-properties fo:font-weight="bold" officeooo:rsid="0136cca4" officeooo:paragraph-rsid="0136cca4" style:font-weight-asian="bold" style:font-weight-complex="bold"/>
    </style:style>
    <style:style style:name="P46" style:family="paragraph" style:parent-style-name="Standard">
      <style:text-properties fo:font-weight="bold" officeooo:rsid="003c0da9" officeooo:paragraph-rsid="003c0da9" style:font-weight-asian="bold" style:font-weight-complex="bold"/>
    </style:style>
    <style:style style:name="P47" style:family="paragraph" style:parent-style-name="Standard">
      <style:text-properties fo:font-weight="bold" officeooo:rsid="0054afff" officeooo:paragraph-rsid="014aeee0" style:font-weight-asian="bold" style:font-weight-complex="bold"/>
    </style:style>
    <style:style style:name="P48" style:family="paragraph" style:parent-style-name="Standard">
      <style:text-properties fo:font-weight="bold" officeooo:rsid="0168a0c4" officeooo:paragraph-rsid="0168a0c4" style:font-weight-asian="bold" style:font-weight-complex="bold"/>
    </style:style>
    <style:style style:name="P49" style:family="paragraph" style:parent-style-name="Standard">
      <style:text-properties fo:font-weight="bold" officeooo:rsid="016ba0e9" officeooo:paragraph-rsid="016ba0e9" style:font-weight-asian="bold" style:font-weight-complex="bold"/>
    </style:style>
    <style:style style:name="P50" style:family="paragraph" style:parent-style-name="Standard">
      <style:text-properties officeooo:rsid="00d0956b" officeooo:paragraph-rsid="00d0956b"/>
    </style:style>
    <style:style style:name="P51" style:family="paragraph" style:parent-style-name="Standard">
      <style:text-properties officeooo:rsid="0010ec49" officeooo:paragraph-rsid="0010ec49"/>
    </style:style>
    <style:style style:name="P52" style:family="paragraph" style:parent-style-name="Standard">
      <style:text-properties officeooo:rsid="0023044f" officeooo:paragraph-rsid="0023044f"/>
    </style:style>
    <style:style style:name="P53" style:family="paragraph" style:parent-style-name="Standard">
      <style:text-properties officeooo:rsid="00e849c7" officeooo:paragraph-rsid="00e849c7"/>
    </style:style>
    <style:style style:name="P54" style:family="paragraph" style:parent-style-name="Standard">
      <style:text-properties fo:font-weight="normal" officeooo:rsid="00edd6fe" officeooo:paragraph-rsid="00edd6fe" style:font-weight-asian="normal" style:font-weight-complex="normal"/>
    </style:style>
    <style:style style:name="P55" style:family="paragraph" style:parent-style-name="Standard">
      <style:text-properties fo:font-weight="normal" officeooo:rsid="00edd6fe" officeooo:paragraph-rsid="01351ceb" style:font-weight-asian="normal" style:font-weight-complex="normal"/>
    </style:style>
    <style:style style:name="P56" style:family="paragraph" style:parent-style-name="Standard">
      <style:text-properties fo:font-weight="normal" officeooo:rsid="00f10bfb" officeooo:paragraph-rsid="01351ceb" style:font-weight-asian="normal" style:font-weight-complex="normal"/>
    </style:style>
    <style:style style:name="P57" style:family="paragraph" style:parent-style-name="Standard">
      <style:text-properties fo:font-weight="normal" officeooo:rsid="00fffbd1" officeooo:paragraph-rsid="010c18e7" style:font-weight-asian="normal" style:font-weight-complex="normal"/>
    </style:style>
    <style:style style:name="P58" style:family="paragraph" style:parent-style-name="Standard">
      <style:text-properties fo:font-weight="normal" officeooo:rsid="00fffbd1" officeooo:paragraph-rsid="00edd6fe" style:font-weight-asian="normal" style:font-weight-complex="normal"/>
    </style:style>
    <style:style style:name="P59" style:family="paragraph" style:parent-style-name="Standard">
      <style:text-properties fo:font-weight="normal" officeooo:rsid="00fffbd1" officeooo:paragraph-rsid="01351ceb" style:font-weight-asian="normal" style:font-weight-complex="normal"/>
    </style:style>
    <style:style style:name="P60" style:family="paragraph" style:parent-style-name="Standard">
      <style:text-properties fo:font-weight="normal" officeooo:rsid="01290891" officeooo:paragraph-rsid="01290891" style:font-weight-asian="normal" style:font-weight-complex="normal"/>
    </style:style>
    <style:style style:name="P61" style:family="paragraph" style:parent-style-name="Standard">
      <style:text-properties officeooo:rsid="00634fba" officeooo:paragraph-rsid="001f8021"/>
    </style:style>
    <style:style style:name="P62" style:family="paragraph" style:parent-style-name="Standard">
      <style:text-properties officeooo:rsid="012ccc49" officeooo:paragraph-rsid="012ccc49"/>
    </style:style>
    <style:style style:name="P63" style:family="paragraph" style:parent-style-name="Standard">
      <style:text-properties officeooo:rsid="004dfac4" officeooo:paragraph-rsid="0069747d"/>
    </style:style>
    <style:style style:name="P64" style:family="paragraph" style:parent-style-name="Standard">
      <style:text-properties officeooo:rsid="001f8021" officeooo:paragraph-rsid="014aeee0"/>
    </style:style>
    <style:style style:name="P65" style:family="paragraph" style:parent-style-name="Standard">
      <style:text-properties officeooo:rsid="0057022f" officeooo:paragraph-rsid="014aeee0"/>
    </style:style>
    <style:style style:name="P66" style:family="paragraph" style:parent-style-name="Standard">
      <style:text-properties officeooo:rsid="00498538" officeooo:paragraph-rsid="014aeee0"/>
    </style:style>
    <style:style style:name="P67" style:family="paragraph" style:parent-style-name="Standard">
      <style:text-properties officeooo:rsid="015bef48" officeooo:paragraph-rsid="015bef48"/>
    </style:style>
    <style:style style:name="P68" style:family="paragraph" style:parent-style-name="Standard">
      <style:text-properties officeooo:rsid="0169e88d" officeooo:paragraph-rsid="0169e88d"/>
    </style:style>
    <style:style style:name="P69" style:family="paragraph" style:parent-style-name="Standard">
      <style:text-properties officeooo:rsid="016debfb" officeooo:paragraph-rsid="016debfb"/>
    </style:style>
    <style:style style:name="P70" style:family="paragraph" style:parent-style-name="Standard">
      <style:text-properties officeooo:rsid="01717a44" officeooo:paragraph-rsid="01717a44"/>
    </style:style>
    <style:style style:name="P71" style:family="paragraph" style:parent-style-name="Standard">
      <style:text-properties officeooo:rsid="01746f2c" officeooo:paragraph-rsid="01746f2c"/>
    </style:style>
    <style:style style:name="P72" style:family="paragraph" style:parent-style-name="Standard">
      <style:text-properties officeooo:rsid="017e9582" officeooo:paragraph-rsid="019061c7"/>
    </style:style>
    <style:style style:name="P73" style:family="paragraph" style:parent-style-name="Standard">
      <style:text-properties officeooo:rsid="017eb373" officeooo:paragraph-rsid="017eb373"/>
    </style:style>
    <style:style style:name="P74" style:family="paragraph" style:parent-style-name="Standard">
      <style:text-properties officeooo:rsid="018a43df" officeooo:paragraph-rsid="018a43df"/>
    </style:style>
    <style:style style:name="P75" style:family="paragraph" style:parent-style-name="Standard">
      <style:text-properties officeooo:rsid="019110fc" officeooo:paragraph-rsid="019110fc"/>
    </style:style>
    <style:style style:name="P76" style:family="paragraph" style:parent-style-name="Standard">
      <style:text-properties officeooo:rsid="01953e3c" officeooo:paragraph-rsid="01953e3c"/>
    </style:style>
    <style:style style:name="P77" style:family="paragraph" style:parent-style-name="Standard">
      <style:text-properties officeooo:rsid="0198ab4d" officeooo:paragraph-rsid="0198ab4d"/>
    </style:style>
    <style:style style:name="T1" style:family="text">
      <style:text-properties officeooo:rsid="002618aa"/>
    </style:style>
    <style:style style:name="T2" style:family="text">
      <style:text-properties officeooo:rsid="00299006"/>
    </style:style>
    <style:style style:name="T3" style:family="text">
      <style:text-properties officeooo:rsid="002ae75e"/>
    </style:style>
    <style:style style:name="T4" style:family="text">
      <style:text-properties officeooo:rsid="002f4052"/>
    </style:style>
    <style:style style:name="T5" style:family="text">
      <style:text-properties officeooo:rsid="00382ade"/>
    </style:style>
    <style:style style:name="T6" style:family="text">
      <style:text-properties officeooo:rsid="004b0e29"/>
    </style:style>
    <style:style style:name="T7" style:family="text">
      <style:text-properties officeooo:rsid="004dfac4"/>
    </style:style>
    <style:style style:name="T8" style:family="text">
      <style:text-properties officeooo:rsid="005346ec"/>
    </style:style>
    <style:style style:name="T9" style:family="text">
      <style:text-properties officeooo:rsid="006495bb"/>
    </style:style>
    <style:style style:name="T10" style:family="text">
      <style:text-properties officeooo:rsid="006d4132"/>
    </style:style>
    <style:style style:name="T11" style:family="text">
      <style:text-properties officeooo:rsid="0070a4ab"/>
    </style:style>
    <style:style style:name="T12" style:family="text">
      <style:text-properties officeooo:rsid="0078a793"/>
    </style:style>
    <style:style style:name="T13" style:family="text">
      <style:text-properties fo:font-weight="bold" style:font-weight-asian="bold" style:font-weight-complex="bold"/>
    </style:style>
    <style:style style:name="T14" style:family="text">
      <style:text-properties officeooo:rsid="008cce3a"/>
    </style:style>
    <style:style style:name="T15" style:family="text">
      <style:text-properties officeooo:rsid="008cf455"/>
    </style:style>
    <style:style style:name="T16" style:family="text">
      <style:text-properties officeooo:rsid="008d98aa"/>
    </style:style>
    <style:style style:name="T17" style:family="text">
      <style:text-properties officeooo:rsid="00b12414"/>
    </style:style>
    <style:style style:name="T18" style:family="text">
      <style:text-properties officeooo:rsid="00b42285"/>
    </style:style>
    <style:style style:name="T19" style:family="text">
      <style:text-properties officeooo:rsid="00cb3692"/>
    </style:style>
    <style:style style:name="T20" style:family="text">
      <style:text-properties officeooo:rsid="00ce052b"/>
    </style:style>
    <style:style style:name="T21" style:family="text">
      <style:text-properties officeooo:rsid="00ce95b0"/>
    </style:style>
    <style:style style:name="T22" style:family="text">
      <style:text-properties officeooo:rsid="00d5e92b"/>
    </style:style>
    <style:style style:name="T23" style:family="text">
      <style:text-properties officeooo:rsid="00da2813"/>
    </style:style>
    <style:style style:name="T24" style:family="text">
      <style:text-properties officeooo:rsid="00dc054b"/>
    </style:style>
    <style:style style:name="T25" style:family="text">
      <style:text-properties officeooo:rsid="00e2bae0"/>
    </style:style>
    <style:style style:name="T26" style:family="text">
      <style:text-properties officeooo:rsid="00f2074c"/>
    </style:style>
    <style:style style:name="T27" style:family="text">
      <style:text-properties officeooo:rsid="0102a2ef"/>
    </style:style>
    <style:style style:name="T28" style:family="text">
      <style:text-properties officeooo:rsid="01110984"/>
    </style:style>
    <style:style style:name="T29" style:family="text">
      <style:text-properties officeooo:rsid="012a50a8"/>
    </style:style>
    <style:style style:name="T30" style:family="text">
      <style:text-properties officeooo:rsid="012ca91c"/>
    </style:style>
    <style:style style:name="T31" style:family="text">
      <style:text-properties officeooo:rsid="01503484"/>
    </style:style>
    <style:style style:name="T32" style:family="text">
      <style:text-properties officeooo:rsid="01539d75"/>
    </style:style>
    <style:style style:name="T33" style:family="text">
      <style:text-properties officeooo:rsid="015bef48"/>
    </style:style>
    <style:style style:name="T34" style:family="text">
      <style:text-properties officeooo:rsid="015c4142"/>
    </style:style>
    <style:style style:name="T35" style:family="text">
      <style:text-properties officeooo:rsid="015da5a1"/>
    </style:style>
    <style:style style:name="T36" style:family="text">
      <style:text-properties officeooo:rsid="015f165a"/>
    </style:style>
    <style:style style:name="T37" style:family="text">
      <style:text-properties officeooo:rsid="0160733c"/>
    </style:style>
    <style:style style:name="T38" style:family="text">
      <style:text-properties officeooo:rsid="01618eca"/>
    </style:style>
    <style:style style:name="T39" style:family="text">
      <style:text-properties officeooo:rsid="016b4821"/>
    </style:style>
    <style:style style:name="T40" style:family="text">
      <style:text-properties officeooo:rsid="0174f442"/>
    </style:style>
    <style:style style:name="T41" style:family="text">
      <style:text-properties officeooo:rsid="0176a453"/>
    </style:style>
    <style:style style:name="T42" style:family="text">
      <style:text-properties officeooo:rsid="017eb373"/>
    </style:style>
    <style:style style:name="T43" style:family="text">
      <style:text-properties officeooo:rsid="01837235"/>
    </style:style>
    <style:style style:name="T44" style:family="text">
      <style:text-properties officeooo:rsid="018d9607"/>
    </style:style>
    <style:style style:name="T45" style:family="text">
      <style:text-properties officeooo:rsid="019061c7"/>
    </style:style>
    <style:style style:name="T46" style:family="text">
      <style:text-properties officeooo:rsid="0191966a"/>
    </style:style>
    <style:style style:name="T47" style:family="text">
      <style:text-properties officeooo:rsid="0196e42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Intro</text:p>
      <text:p text:style-name="P17"/>
      <text:p text:style-name="P26">Sommaire</text:p>
      <text:p text:style-name="P18"/>
      <text:p text:style-name="P18">Bonjour à tous, je vais donc vous présenter la partie du projet sur laquelle j’ai travaillé, <text:span text:style-name="T19">les étapes différentes étapes nécessaires pour improviser sur une musique</text:span></text:p>
      <text:p text:style-name="P9">Je présenterai <text:s/><text:span text:style-name="T8">aussi l’interface graphique que j’ai faite pour lire les mélodies, et je terminerai par une conclusion</text:span></text:p>
      <text:p text:style-name="P8"/>
      <text:p text:style-name="P50"><text:span text:style-name="T13">Objectifs</text:span></text:p>
      <text:p text:style-name="P1"/>
      <text:p text:style-name="P10">L’objectif <text:span text:style-name="T20">principal </text:span>de ce projet est <text:span text:style-name="T3">de générer aléatoirement</text:span> <text:span text:style-name="T1">une suite de notes à partir de fichiers musicaux, en se basant sur les propriétés des mélodies sur lesquelles on veut improviser, puis d’écouter la mélodie générée.</text:span></text:p>
      <text:p text:style-name="P14">Les fichiers peuvent être de deux format<text:span text:style-name="T21">s</text:span> : MusicXML ou MIDI</text:p>
      <text:p text:style-name="P11"><text:span text:style-name="T4">Ces</text:span> deux formats de représentation musicale, les plus utilisés dans le monde de la musique.</text:p>
      <text:p text:style-name="P10">Un fichier midi contient des messages qui décrivent les notes à jouer, leur fréquence, leur durée, à quel moment les jouer, et via quel instrument de musique</text:p>
      <text:p text:style-name="P10">Un fichier MusicXML, donc basé sur XML, contient toutes les informations pour afficher une partition : la mise en page, le nombre de mesures, le nom des pistes et aussi les notes, leur hauteur, leur durée...</text:p>
      <text:p text:style-name="P12">Les deux formats sont lus par la plupart des logiciel d’édition de partitions, il existe une librairie spécifique pour lire du MIDI, et le XML est facile à lire avec un juste un parseur.</text:p>
      <text:p text:style-name="P12"/>
      <text:p text:style-name="P38">Étapes</text:p>
      <text:p text:style-name="P12"/>
      <text:p text:style-name="P12">Pour arriver à improviser sur ces types de fichier, il faut d’abord <text:span text:style-name="T22">extraire</text:span> <text:span text:style-name="T14">la mélodie sur laquelle on veut travailler.</text:span></text:p>
      <text:p text:style-name="P12"/>
      <text:p text:style-name="P39">Extraction de mélodie</text:p>
      <text:p text:style-name="P12"/>
      <text:p text:style-name="P12">Donc on se <text:span text:style-name="T23">contente</text:span> <text:span text:style-name="T24">pour ce projet </text:span>de récupérer seulement les notes d’une musique, sans tenir compte du rythme</text:p>
      <text:p text:style-name="P12">Il peut y avoir plusieurs partie<text:span text:style-name="T15">s</text:span> musicale<text:span text:style-name="T15">s </text:span>dans un fichier, comme ici, donc on n’en extrait qu’une, et des accords de notes, dans ce cas on ne prend que la première note d’un accord</text:p>
      <text:p text:style-name="P12">On obtient au final une suite de notes, qui correspondent à la mélodie épurée d’une piste musicale d’une partition</text:p>
      <text:p text:style-name="P12"/>
      <text:p text:style-name="P40">Étapes</text:p>
      <text:p text:style-name="P2"/>
      <text:p text:style-name="P40">Représentation de mélodie</text:p>
      <text:p text:style-name="P2"/>
      <text:p text:style-name="P32">Pour représenter cette suite de notes, <text:span text:style-name="T16">j’ai défini </text:span>un<text:span text:style-name="T25">e DTD, une mélodie est écrite en XML, parce que </text:span>c’est assez efficace <text:span text:style-name="T16">pour ce que je veux représenter facile à lire par un programme.</text:span></text:p>
      <text:p text:style-name="P32"/>
      <text:p text:style-name="P32"><text:span text:style-name="T16">Le problème est que la représentation des notes est différente en MusicXML et en MIDI :</text:span></text:p>
      <text:p text:style-name="P31"><text:span text:style-name="T16">- MusicXML utilise la notation anglaise, avec une balise « alter » qui indique si la note est dièse, ou bémol, -1 c’est pour bémol et 1 pour dièse. Par exemple, en XML on aurait pour cette note une valeur G et une octave 3. Il y a donc 7 notes possibles par gamme.</text:span></text:p>
      <text:p text:style-name="P31"><text:span text:style-name="T16">- Le MIDI utilise mélange tout, donc il faut faire un calcul pour récupérer l’octave et la valeur de la note. La note audible la plus basse en MIDI est 12, donc il faut d’abord faire -12, puis récupérer la valeur de la note avec le modulo, et l’octave avec une division. Là, en MIDI on récupérerait une </text:span><text:soft-page-break/><text:span text:style-name="T16">hauteur de note de 55. Il y a donc 8 notes, plus 4 demi-tons (entre-notes) possibles, ca fait 12 notes possibles dans une game, en MIDI.</text:span></text:p>
      <text:p text:style-name="P30"/>
      <text:p text:style-name="P33">J’en ai déduit la table de correspondance suivante, <text:span text:style-name="T17">la première note de la mélodie qu’on veut récupérer se situe ici, en 3ème octave, et avec mon format de fichier, la note aurait une valeur de 7, ce qui correspond à un Sol en notation française.</text:span></text:p>
      <text:p text:style-name="P33"/>
      <text:p text:style-name="P52"><text:span text:style-name="T18">Du coup, p</text:span>our <text:span text:style-name="T18">cet </text:span>exemple de mélodie, <text:span text:style-name="T18">on obtient un fichier comme celui-ci, qui représente chaque note de la suite.</text:span></text:p>
      <text:p text:style-name="P52"/>
      <text:p text:style-name="P42">Étapes</text:p>
      <text:p text:style-name="P55"/>
      <text:p text:style-name="P56">La chaîne de Markov est un processus de Markov, <text:span text:style-name="T26">un processus stochastique (ou aléatoire) qui possède la propriété de Markov, qui dit qu’un état futur ne dépend que de l’état présent, et pas des états antérieurs.</text:span></text:p>
      <text:p text:style-name="P59">Une mélodie peut facilement être représentée par un modèle de Markov, <text:span text:style-name="T28">parce que les notes se suivent. Une chaîne de Markov est souvent représentée par un automate. Du coup on peut traduire une mélodie en automate, les notes étant des états, et une transition un passage d’une note à une autre.</text:span></text:p>
      <text:p text:style-name="P53"/>
      <text:p text:style-name="P41">Chaîne de Markov</text:p>
      <text:p text:style-name="P58"/>
      <text:p text:style-name="P57"><text:span text:style-name="T27">On reprend une partie de la mélodie extraite tout à l’heure, et on construit la chaîne, note par note. Je simplifie en représentant une note par sa notation française, et en omettant son octave. Donc on a d’abord la première note, un La, qui est suivit par un même La, donc la fréquence est à 1, puis le La est suivit par un Fa, on réduit divise la fréquence par le nombre de notes qui suivent le La, …</text:span></text:p>
      <text:p text:style-name="P57"/>
      <text:p text:style-name="P60">On peut aussi représenter la chaîne de Ma<text:span text:style-name="T29">r</text:span>kov avec une matrice statistiques, <text:span text:style-name="T30">appelée la matrice des transition. C’est comme ça qu’une chaîne de Markov est représentée dans mon programme.</text:span></text:p>
      <text:p text:style-name="P54"/>
      <text:p text:style-name="P45">Étapes</text:p>
      <text:p text:style-name="P2"/>
      <text:p text:style-name="P36">A partir de cette mélodie, il faut récupérer les propriétés <text:span text:style-name="T2">qui nous intéresse, et qui seront données comme des contraintes d’improvisation au générateur aléatoire. Le fichier qui contient les contraintes est celui qui fait le lien entre ma partie et la partie de Dylan, donc entre la phase de lecture d’une musique et la phase d’improvisation.</text:span></text:p>
      <text:p text:style-name="P36"><text:span text:style-name="T2">Dylan a présenté les contraintes tout à l’heure, il a expliqué comment il les utilisais, moi je vais vous expliquer comment je les calcule à partir d’une ou plusieurs mélodie(s).</text:span></text:p>
      <text:p text:style-name="P19"/>
      <text:p text:style-name="P43">Propriétés mélodiques</text:p>
      <text:p text:style-name="P19"/>
      <text:p text:style-name="P65"><text:span text:style-name="T31">Pour les notes min net max, c</text:span>’est assez simple, je parcours toutes les notes<text:span text:style-name="T32"> </text:span>et je mets de coté la note la plus haute et la note la plus basse <text:span text:style-name="T12">de la ou des mélodies donnée(s) en entrée.</text:span></text:p>
      <text:p text:style-name="P65"/>
      <text:p text:style-name="P28"><text:span text:style-name="T33">Pour la contrainte du rectangle, je le calcule de façon à ce qu’il représente</text:span> l’allure <text:span text:style-name="T33">de la</text:span> mélodie<text:tab/>. <text:span text:style-name="T34">Par exemple, si la mélodie est répartie sur peu de notes assez proches en hauteur, le rectangle aura tendance a être long, et à l’inverse, si la mélodie contient souvent des écarts de notes, le rectangle sera plus haut que large.</text:span></text:p>
      <text:p text:style-name="P67">1 par mélo, <text:span text:style-name="T38">moyenne des rectangles à la fin</text:span></text:p>
      <text:p text:style-name="P67"/>
      <text:p text:style-name="P67"/>
      <text:p text:style-name="P64"/>
      <text:p text:style-name="P66"><text:soft-page-break/><text:span text:style-name="T35">Markov est </text:span>comme <text:span text:style-name="T6">contrainte des couples de notes</text:span></text:p>
      <text:p text:style-name="P66"/>
      <text:p text:style-name="P48">Étapes</text:p>
      <text:p text:style-name="P66"/>
      <text:p text:style-name="P68">Ces trois premières propriétés servent donc de contraintes pour le générateur aléatoire, <text:span text:style-name="T39">mais je voulais essayer de trouver d’autres caractéristiques d’une mélodies, pour </text:span></text:p>
      <text:p text:style-name="P66"/>
      <text:p text:style-name="P29"><text:span text:style-name="T36">L</text:span>a répartition de ses notes, donc qui permet de connaître la tonalité d’une mélodie : <text:span text:style-name="T37">les notes sont comptées</text:span></text:p>
      <text:p text:style-name="P29"/>
      <text:p text:style-name="P49">Génération Markovienne</text:p>
      <text:p text:style-name="P37"/>
      <text:p text:style-name="P69">Le principe de la matrice réutilisée</text:p>
      <text:p text:style-name="P69"/>
      <text:p text:style-name="P70">Comparaison des propriétés, <text:span text:style-name="T41">note globale</text:span></text:p>
      <text:p text:style-name="P37"/>
      <text:p text:style-name="P47">Interface graphique</text:p>
      <text:p text:style-name="P19"/>
      <text:p text:style-name="P72"><text:span text:style-name="T45">Image de l’i</text:span>ndex</text:p>
      <text:p text:style-name="P72"><text:span text:style-name="T45">M</text:span>ettre les <text:span text:style-name="T42">patoches</text:span> dedans</text:p>
      <text:p text:style-name="P73">Donner le nombre de notes, <text:span text:style-name="T43">et cocher les impros</text:span></text:p>
      <text:p text:style-name="P74">Lancer le script avec la commande <text:span text:style-name="T44">générée</text:span></text:p>
      <text:p text:style-name="P74"/>
      <text:p text:style-name="P76">Image de <text:span text:style-name="T47">mélodies</text:span></text:p>
      <text:p text:style-name="P75"><text:span text:style-name="T46">Écouter</text:span> les mélodies <text:span text:style-name="T46">quand les fichiers sont générés par le script</text:span></text:p>
      <text:p text:style-name="P77">On peut convertir en MIDI en cliquant là, ou tout réunir dans un seul fichier</text:p>
      <text:p text:style-name="P19"/>
      <text:p text:style-name="P44">pazjùad</text:p>
      <text:p text:style-name="P62"/>
      <text:p text:style-name="P13">Et donc on doit <text:span text:style-name="T5">avoir un générateur aléatoire qui exploite ces contraintes pour générer une suite de notes, comme Dylan l’a présenté</text:span></text:p>
      <text:p text:style-name="P10"/>
      <text:p text:style-name="P61"/>
      <text:p text:style-name="P10"/>
      <text:p text:style-name="P27">Expliquer pour introduire la récompense</text:p>
      <text:p text:style-name="P15"/>
      <text:p text:style-name="P24">Pas d’agent de <text:span text:style-name="T11">décision</text:span>, mais <text:span text:style-name="T10">utilisation de la récompense : une transition donne 1 point</text:span></text:p>
      <text:p text:style-name="P16">Quand une improvisation sera générée, sa récompense totale sera calculée, plus elle est forte plus les transitions de notes existent dans les mélodies originales, donc elle est assez fidèle à l’original sur ce point</text:p>
      <text:p text:style-name="P23">Donc l<text:span text:style-name="T7">a matrice sera aussi utilisée pour calculer la récompense d’une mélodie</text:span></text:p>
      <text:p text:style-name="P22"/>
      <text:p text:style-name="P21">prédiction de nouvelles <text:span text:style-name="T9">notes et récompense</text:span></text:p>
      <text:p text:style-name="P63">La chaine de markov obtenue à partir d’une ou plusieurs mélodies peut être utilisée pour générer des nouvelles notes</text:p>
      <text:p text:style-name="P20"/>
      <text:p text:style-name="P46">Conclusion</text:p>
      <text:p text:style-name="P3"/>
      <text:p text:style-name="P3">expliquer vite fait que j’ai des programmes, chaque programme fait u ntruc</text:p>
      <text:p text:style-name="P3">musique format partition (image de partoche) =&gt; mélodie (emxeple de mélo) =&lt; contraintes =&gt; music midi</text:p>
      <text:p text:style-name="P4"/>
      <text:p text:style-name="P6"><text:soft-page-break/>Démo</text:p>
      <text:p text:style-name="P6"/>
      <text:p text:style-name="P8">meme si on voit que y’a un bon %, à l’oreille on peut juger...</text:p>
      <text:p text:style-name="P6"/>
      <text:p text:style-name="P7">Tests</text:p>
      <text:p text:style-name="P6"/>
      <text:p text:style-name="P6"/>
      <text:p text:style-name="P6"/>
      <text:p text:style-name="P5">Questions</text:p>
      <text:p text:style-name="P5"/>
      <text:p text:style-name="P4">IG en HTML/JS car je triyve ca plus pratique et plus rapide qu'en c++ ou java</text:p>
      <text:p text:style-name="P4">par exmeple, le drag and drop, c'ets un inpit en html, c'et 2 méthodes en swing et qt</text:p>
      <text:p text:style-name="P4"/>
      <text:p text:style-name="P71"><text:span text:style-name="T40">S’entraîner</text:span> à parler des récompenses, car pas expliquées i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Mangal" svg:font-family="Mangal"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cm" fo:margin-bottom="0.4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cm" fo:margin-bottom="0.3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cm" fo:margin-bottom="0.199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cm" fo:margin-right="0cm" fo:margin-top="0cm" fo:margin-bottom="0.4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cm" fo:margin-right="0cm" fo:margin-top="0cm" fo:margin-bottom="0.3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cm" fo:margin-right="0cm" fo:margin-top="0cm" fo:margin-bottom="0.199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cm" fo:margin-right="0cm" fo:text-align="center" style:justify-single-word="false" fo:orphans="2" fo:widows="2" fo:text-indent="0cm"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lizarin_7e_LT_7e_Gliederung_20_1" style:display-name="alizarin~LT~Gliederung 1" style:family="paragraph" style:default-outline-level="">
      <style:paragraph-properties fo:margin-left="0cm" fo:margin-right="0cm" fo:margin-top="0cm" fo:margin-bottom="0.402cm" loext:contextual-spacing="false" fo:text-align="start" style:justify-single-word="false" fo:orphans="2" fo:widows="2" fo:text-indent="0cm" style:auto-text-indent="false" style:writing-mode="lr-tb"/>
      <style:text-properties fo:color="#1c1c1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Gliederung_20_2" style:display-name="alizarin~LT~Gliederung 2" style:family="paragraph" style:parent-style-name="alizarin_7e_LT_7e_Gliederung_20_1" style:default-outline-level="">
      <style:paragraph-properties fo:margin-left="0cm" fo:margin-right="0cm" fo:margin-top="0cm" fo:margin-bottom="0.397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alizarin_7e_LT_7e_Gliederung_20_3" style:display-name="alizarin~LT~Gliederung 3" style:family="paragraph" style:parent-style-name="alizarin_7e_LT_7e_Gliederung_20_2" style:default-outline-level="">
      <style:paragraph-properties fo:margin-left="0cm" fo:margin-right="0cm" fo:margin-top="0cm" fo:margin-bottom="0.3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alizarin_7e_LT_7e_Gliederung_20_4" style:display-name="alizarin~LT~Gliederung 4" style:family="paragraph" style:parent-style-name="alizarin_7e_LT_7e_Gliederung_20_3" style:default-outline-level="">
      <style:paragraph-properties fo:margin-left="0cm" fo:margin-right="0cm" fo:margin-top="0cm" fo:margin-bottom="0.199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5" style:display-name="alizarin~LT~Gliederung 5" style:family="paragraph" style:parent-style-name="alizarin_7e_LT_7e_Gliederung_20_4"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6" style:display-name="alizarin~LT~Gliederung 6" style:family="paragraph" style:parent-style-name="alizarin_7e_LT_7e_Gliederung_20_5"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7" style:display-name="alizarin~LT~Gliederung 7" style:family="paragraph" style:parent-style-name="alizarin_7e_LT_7e_Gliederung_20_6"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8" style:display-name="alizarin~LT~Gliederung 8" style:family="paragraph" style:parent-style-name="alizarin_7e_LT_7e_Gliederung_20_7"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_7e_LT_7e_Gliederung_20_9" style:display-name="alizarin~LT~Gliederung 9" style:family="paragraph" style:parent-style-name="alizarin_7e_LT_7e_Gliederung_20_8"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_7e_LT_7e_Titel" style:display-name="alizarin~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Untertitel" style:display-name="alizarin~LT~Untertitel" style:family="paragraph" style:default-outline-level="">
      <style:paragraph-properties fo:margin-left="0cm" fo:margin-right="0cm" fo:text-align="start" style:justify-single-word="false" fo:orphans="2" fo:widows="2" fo:text-indent="0cm" style:auto-text-indent="false" style:writing-mode="lr-tb"/>
      <style:text-properties fo:color="#1c1c1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Notizen" style:display-name="alizari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Hintergrundobjekte" style:display-name="alizarin~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alizarin_7e_LT_7e_Hintergrund" style:display-name="alizari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mpress_7e_LT_7e_Gliederung_20_1" style:display-name="Impress~LT~Gliederung 1" style:family="paragraph" style:default-outline-level="">
      <style:paragraph-properties fo:margin-left="0cm" fo:margin-right="0cm" fo:margin-top="0cm" fo:margin-bottom="0.663cm" loext:contextual-spacing="false" fo:text-align="start" style:justify-single-word="false" fo:orphans="2" fo:widows="2" fo:text-indent="0cm" style:auto-text-indent="false" style:writing-mode="lr-tb"/>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left="0cm" fo:margin-right="0cm" fo:margin-top="0cm" fo:margin-bottom="0.527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left="0cm" fo:margin-right="0cm" fo:margin-top="0cm" fo:margin-bottom="0.395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left="0cm" fo:margin-right="0cm" fo:margin-top="0cm" fo:margin-bottom="0.263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left="0cm" fo:margin-right="0cm" fo:margin-top="0cm" fo:margin-bottom="0.129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left="0cm" fo:margin-right="0cm" fo:margin-top="0cm" fo:margin-bottom="0.129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left="0cm" fo:margin-right="0cm" fo:margin-top="0cm" fo:margin-bottom="0.129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left="0cm" fo:margin-right="0cm" fo:margin-top="0cm" fo:margin-bottom="0.129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left="0cm" fo:margin-right="0cm" fo:margin-top="0cm" fo:margin-bottom="0.129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Lohit Hindi" fo:font-family="'Lohit Hindi'" style:font-family-generic="roman" style:font-pitch="variable" fo:font-size="36pt" fo:font-style="normal" fo:text-shadow="none" style:text-underline-style="none" fo:font-weight="bold" style:letter-kerning="true" style:font-name-asian="DejaVu Sans"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mpress_7e_LT_7e_Hintergrund" style:display-name="Impr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Vintage_7e_LT_7e_Gliederung_20_1" style:display-name="Vintage~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Gliederung_20_2" style:display-name="Vintage~LT~Gliederung 2" style:family="paragraph" style:parent-style-name="Vintage_7e_LT_7e_Gliederung_20_1" style:default-outline-level="">
      <style:paragraph-properties fo:margin-left="0cm" fo:margin-right="0cm" fo:margin-top="0cm" fo:margin-bottom="0.3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intage_7e_LT_7e_Gliederung_20_3" style:display-name="Vintage~LT~Gliederung 3" style:family="paragraph" style:parent-style-name="Vintage_7e_LT_7e_Gliederung_20_2" style:default-outline-level="">
      <style:paragraph-properties fo:margin-left="0cm" fo:margin-right="0cm" fo:margin-top="0cm" fo:margin-bottom="0.29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ntage_7e_LT_7e_Gliederung_20_4" style:display-name="Vintage~LT~Gliederung 4" style:family="paragraph" style:parent-style-name="Vintage_7e_LT_7e_Gliederung_20_3" style:default-outline-level="">
      <style:paragraph-properties fo:margin-left="0cm" fo:margin-right="0cm" fo:margin-top="0cm" fo:margin-bottom="0.19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5" style:display-name="Vintage~LT~Gliederung 5" style:family="paragraph" style:parent-style-name="Vintage_7e_LT_7e_Gliederung_20_4"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6" style:display-name="Vintage~LT~Gliederung 6" style:family="paragraph" style:parent-style-name="Vintage_7e_LT_7e_Gliederung_20_5"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7" style:display-name="Vintage~LT~Gliederung 7" style:family="paragraph" style:parent-style-name="Vintage_7e_LT_7e_Gliederung_20_6"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8" style:display-name="Vintage~LT~Gliederung 8" style:family="paragraph" style:parent-style-name="Vintage_7e_LT_7e_Gliederung_20_7"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9" style:display-name="Vintage~LT~Gliederung 9" style:family="paragraph" style:parent-style-name="Vintage_7e_LT_7e_Gliederung_20_8"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Titel" style:display-name="Vintag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Untertitel" style:display-name="Vintag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Notizen" style:display-name="Vintage~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Hintergrundobjekte" style:display-name="Vintag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Vintage_7e_LT_7e_Hintergrund" style:display-name="Vintag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NA_7e_LT_7e_Gliederung_20_1" style:display-name="DNA~LT~Gliederung 1" style:family="paragraph" style:default-outline-level="">
      <style:paragraph-properties fo:margin-left="0cm" fo:margin-right="0cm" fo:margin-top="0cm" fo:margin-bottom="0.497cm" loext:contextual-spacing="false" fo:text-align="start" style:justify-single-word="false" fo:orphans="2" fo:widows="2" fo:text-indent="0cm" style:auto-text-indent="false" style:writing-mode="lr-tb"/>
      <style:text-properties fo:color="#050505"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NA_7e_LT_7e_Gliederung_20_2" style:display-name="DNA~LT~Gliederung 2" style:family="paragraph" style:parent-style-name="DNA_7e_LT_7e_Gliederung_20_1" style:default-outline-level="">
      <style:paragraph-properties fo:margin-left="0cm" fo:margin-right="0cm" fo:margin-top="0cm" fo:margin-bottom="0.3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NA_7e_LT_7e_Gliederung_20_3" style:display-name="DNA~LT~Gliederung 3" style:family="paragraph" style:parent-style-name="DNA_7e_LT_7e_Gliederung_20_2" style:default-outline-level="">
      <style:paragraph-properties fo:margin-left="0cm" fo:margin-right="0cm" fo:margin-top="0cm" fo:margin-bottom="0.296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NA_7e_LT_7e_Gliederung_20_4" style:display-name="DNA~LT~Gliederung 4" style:family="paragraph" style:parent-style-name="DNA_7e_LT_7e_Gliederung_20_3" style:default-outline-level="">
      <style:paragraph-properties fo:margin-left="0cm" fo:margin-right="0cm" fo:margin-top="0cm" fo:margin-bottom="0.198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5" style:display-name="DNA~LT~Gliederung 5" style:family="paragraph" style:parent-style-name="DNA_7e_LT_7e_Gliederung_20_4" style:default-outline-level="">
      <style:paragraph-properties fo:margin-left="0cm" fo:margin-right="0cm" fo:margin-top="0cm" fo:margin-bottom="0.0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6" style:display-name="DNA~LT~Gliederung 6" style:family="paragraph" style:parent-style-name="DNA_7e_LT_7e_Gliederung_20_5" style:default-outline-level="">
      <style:paragraph-properties fo:margin-left="0cm" fo:margin-right="0cm" fo:margin-top="0cm" fo:margin-bottom="0.0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7" style:display-name="DNA~LT~Gliederung 7" style:family="paragraph" style:parent-style-name="DNA_7e_LT_7e_Gliederung_20_6" style:default-outline-level="">
      <style:paragraph-properties fo:margin-left="0cm" fo:margin-right="0cm" fo:margin-top="0cm" fo:margin-bottom="0.0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8" style:display-name="DNA~LT~Gliederung 8" style:family="paragraph" style:parent-style-name="DNA_7e_LT_7e_Gliederung_20_7" style:default-outline-level="">
      <style:paragraph-properties fo:margin-left="0cm" fo:margin-right="0cm" fo:margin-top="0cm" fo:margin-bottom="0.0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9" style:display-name="DNA~LT~Gliederung 9" style:family="paragraph" style:parent-style-name="DNA_7e_LT_7e_Gliederung_20_8" style:default-outline-level="">
      <style:paragraph-properties fo:margin-left="0cm" fo:margin-right="0cm" fo:margin-top="0cm" fo:margin-bottom="0.0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Titel" style:display-name="DNA~LT~Titel" style:family="paragraph" style:default-outline-level="">
      <style:paragraph-properties fo:text-align="center" style:justify-single-word="false" fo:orphans="2" fo:widows="2" style:writing-mode="lr-tb"/>
      <style:text-properties fo:color="#050505"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NA_7e_LT_7e_Untertitel" style:display-name="DNA~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NA_7e_LT_7e_Notizen" style:display-name="DNA~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DNA_7e_LT_7e_Hintergrundobjekte" style:display-name="DNA~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NA_7e_LT_7e_Hintergrund" style:display-name="DNA~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spiration_7e_LT_7e_Gliederung_20_1" style:display-name="Inspiration~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Gliederung_20_2" style:display-name="Inspiration~LT~Gliederung 2" style:family="paragraph" style:parent-style-name="Inspiration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3" style:display-name="Inspiration~LT~Gliederung 3" style:family="paragraph" style:parent-style-name="Inspiration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4" style:display-name="Inspiration~LT~Gliederung 4" style:family="paragraph" style:parent-style-name="Inspiration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5" style:display-name="Inspiration~LT~Gliederung 5" style:family="paragraph" style:parent-style-name="Inspiration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6" style:display-name="Inspiration~LT~Gliederung 6" style:family="paragraph" style:parent-style-name="Inspiration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7" style:display-name="Inspiration~LT~Gliederung 7" style:family="paragraph" style:parent-style-name="Inspiration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8" style:display-name="Inspiration~LT~Gliederung 8" style:family="paragraph" style:parent-style-name="Inspiration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Gliederung_20_9" style:display-name="Inspiration~LT~Gliederung 9" style:family="paragraph" style:parent-style-name="Inspiration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Titel" style:display-name="Inspiration~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Untertitel" style:display-name="Inspira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Notizen" style:display-name="Inspiration~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Hintergrundobjekte" style:display-name="Inspira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spiration_7e_LT_7e_Hintergrund" style:display-name="Inspira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rightBlue_7e_LT_7e_Gliederung_20_1" style:display-name="BrightBlue~LT~Gliederung 1" style:family="paragraph" style:default-outline-level="">
      <style:paragraph-properties fo:margin-left="0cm" fo:margin-right="0cm" fo:margin-top="0cm" fo:margin-bottom="0.54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rightBlue_7e_LT_7e_Gliederung_20_2" style:display-name="BrightBlue~LT~Gliederung 2" style:family="paragraph" style:parent-style-name="BrightBlue_7e_LT_7e_Gliederung_20_1" style:default-outline-level="">
      <style:paragraph-properties fo:margin-left="0cm" fo:margin-right="0cm" fo:margin-top="0cm" fo:margin-bottom="0.432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rightBlue_7e_LT_7e_Gliederung_20_3" style:display-name="BrightBlue~LT~Gliederung 3" style:family="paragraph" style:parent-style-name="BrightBlue_7e_LT_7e_Gliederung_20_2" style:default-outline-level="">
      <style:paragraph-properties fo:margin-left="0cm" fo:margin-right="0cm" fo:margin-top="0cm" fo:margin-bottom="0.32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rightBlue_7e_LT_7e_Gliederung_20_4" style:display-name="BrightBlue~LT~Gliederung 4" style:family="paragraph" style:parent-style-name="BrightBlue_7e_LT_7e_Gliederung_20_3" style:default-outline-level="">
      <style:paragraph-properties fo:margin-left="0cm" fo:margin-right="0cm" fo:margin-top="0cm" fo:margin-bottom="0.215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5" style:display-name="BrightBlue~LT~Gliederung 5" style:family="paragraph" style:parent-style-name="BrightBlue_7e_LT_7e_Gliederung_20_4"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6" style:display-name="BrightBlue~LT~Gliederung 6" style:family="paragraph" style:parent-style-name="BrightBlue_7e_LT_7e_Gliederung_20_5"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7" style:display-name="BrightBlue~LT~Gliederung 7" style:family="paragraph" style:parent-style-name="BrightBlue_7e_LT_7e_Gliederung_20_6"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8" style:display-name="BrightBlue~LT~Gliederung 8" style:family="paragraph" style:parent-style-name="BrightBlue_7e_LT_7e_Gliederung_20_7"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9" style:display-name="BrightBlue~LT~Gliederung 9" style:family="paragraph" style:parent-style-name="BrightBlue_7e_LT_7e_Gliederung_20_8"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Titel" style:display-name="BrightBlue~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BrightBlue_7e_LT_7e_Untertitel" style:display-name="BrightBlu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rightBlue_7e_LT_7e_Notizen" style:display-name="BrightBlue~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BrightBlue_7e_LT_7e_Hintergrundobjekte" style:display-name="BrightBlu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rightBlue_7e_LT_7e_Hintergrund" style:display-name="Br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cus_7e_LT_7e_Gliederung_20_1" style:display-name="focus~LT~Gliederung 1" style:family="paragraph" style:default-outline-level="">
      <style:paragraph-properties fo:margin-left="0cm" fo:margin-right="0cm" fo:margin-top="0cm" fo:margin-bottom="0.499cm" loext:contextual-spacing="false" fo:text-align="center" style:justify-single-word="false" fo:orphans="2" fo:widows="2" fo:text-indent="0cm" style:auto-text-indent="false" style:writing-mode="lr-tb"/>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focus_7e_LT_7e_Gliederung_20_2" style:display-name="focus~LT~Gliederung 2" style:family="paragraph" style:parent-style-name="focus_7e_LT_7e_Gliederung_20_1" style:default-outline-level="">
      <style:paragraph-properties fo:margin-left="0cm" fo:margin-right="0cm" fo:margin-top="0cm" fo:margin-bottom="0.4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3" style:display-name="focus~LT~Gliederung 3" style:family="paragraph" style:parent-style-name="focus_7e_LT_7e_Gliederung_20_2" style:default-outline-level="">
      <style:paragraph-properties fo:margin-left="0cm" fo:margin-right="0cm" fo:margin-top="0cm" fo:margin-bottom="0.3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4" style:display-name="focus~LT~Gliederung 4" style:family="paragraph" style:parent-style-name="focus_7e_LT_7e_Gliederung_20_3" style:default-outline-level="">
      <style:paragraph-properties fo:margin-left="0cm" fo:margin-right="0cm" fo:margin-top="0cm" fo:margin-bottom="0.199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5" style:display-name="focus~LT~Gliederung 5" style:family="paragraph" style:parent-style-name="focus_7e_LT_7e_Gliederung_20_4"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6" style:display-name="focus~LT~Gliederung 6" style:family="paragraph" style:parent-style-name="focus_7e_LT_7e_Gliederung_20_5"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7" style:display-name="focus~LT~Gliederung 7" style:family="paragraph" style:parent-style-name="focus_7e_LT_7e_Gliederung_20_6"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8" style:display-name="focus~LT~Gliederung 8" style:family="paragraph" style:parent-style-name="focus_7e_LT_7e_Gliederung_20_7"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9" style:display-name="focus~LT~Gliederung 9" style:family="paragraph" style:parent-style-name="focus_7e_LT_7e_Gliederung_20_8"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Titel" style:display-name="focus~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focus_7e_LT_7e_Untertitel" style:display-name="focu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focus_7e_LT_7e_Notizen" style:display-name="focu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focus_7e_LT_7e_Hintergrundobjekte" style:display-name="focu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cus_7e_LT_7e_Hintergrund" style:display-name="focu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6:14:55.019247331</meta:creation-date>
    <meta:generator>LibreOffice/5.1.6.2$Linux_X86_64 LibreOffice_project/10m0$Build-2</meta:generator>
    <dc:date>2017-06-22T02:56:20.382832593</dc:date>
    <meta:editing-duration>PT19H11M51S</meta:editing-duration>
    <meta:editing-cycles>276</meta:editing-cycles>
    <meta:document-statistic meta:table-count="0" meta:image-count="0" meta:object-count="0" meta:page-count="4" meta:paragraph-count="71" meta:word-count="1274" meta:character-count="7324" meta:non-whitespace-character-count="6119"/>
  </office:meta>
</office:document-meta>
</file>